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5f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MIE-VERBÄNDE ÖSTERREICH</text:p>
      <text:p text:style-name="Standard"/>
      <text:p text:style-name="Standard">Kems Documentary</text:p>
      <text:p text:style-name="Standard"><text:a xlink:type="simple" xlink:href="https://www.youtube.com/watch?v=4NalauDUvp0" text:style-name="Internet_20_link" text:visited-style-name="Visited_20_Internet_20_Link">https://www.youtube.com/watch?v=4NalauDUvp0</text:a><text:tab/><text:tab/><text:tab/><text:span text:style-name="T1">4NalauDUvp0</text:span></text:p>
      <text:p text:style-name="Standard">{youtube}<text:span text:style-name="T1">4NalauDUvp0</text:span>{/youtube}</text:p>
      <text:p text:style-name="Standard"/>
      <text:p text:style-name="Standard">KEMS CHEMICAL SONG</text:p>
      <text:p text:style-name="Standard"><text:a xlink:type="simple" xlink:href="https://www.youtube.com/watch?v=3zg0jVKZV0k" text:style-name="Internet_20_link" text:visited-style-name="Visited_20_Internet_20_Link">https://www.youtube.com/watch?v=3zg0jVKZV0k</text:a><text:tab/><text:tab/><text:tab/><text:span text:style-name="T1">3zg0jVKZV0k</text:span></text:p>
      <text:p text:style-name="Standard">{youtube}<text:span text:style-name="T1">3zg0jVKZV0k</text:span>{/youtube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6S</meta:editing-duration>
    <meta:editing-cycles>8</meta:editing-cycles>
    <meta:generator>LibreOffice/5.2.3.3$Windows_x86 LibreOffice_project/d54a8868f08a7b39642414cf2c8ef2f228f780cf</meta:generator>
    <dc:date>2019-05-30T19:31:51.856000000</dc:date>
    <meta:document-statistic meta:table-count="0" meta:image-count="0" meta:object-count="0" meta:page-count="1" meta:paragraph-count="7" meta:word-count="13" meta:character-count="234" meta:non-whitespace-character-count="224"/>
    <meta:user-defined meta:name="Info 1"/>
    <meta:user-defined meta:name="Info 2"/>
    <meta:user-defined meta:name="Info 3"/>
    <meta:user-defined meta:name="Info 4"/>
  </office:meta>
</office:document-meta>
</file>